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45300000C692D70F0FBEE45DED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8000" draw:marker-start-width="0.437cm" draw:marker-end="Arrow" draw:marker-end-width="0.537cm" draw:fill="none" draw:fill-color="#ff8000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draw:stroke="none" svg:stroke-color="#000000" draw:fill="none" draw:fill-color="#ffffff" fo:min-height="0.004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8000"/>
      <style:paragraph-properties fo:text-align="center"/>
      <style:text-properties fo:color="#ff8000"/>
    </style:style>
    <style:style style:name="P3" style:family="paragraph">
      <style:text-properties fo:color="#ff8000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color="#ff8000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8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96cm" svg:x="1.189cm" svg:y="8.107cm">
          <draw:image xlink:href="Pictures/100000000000145300000C692D70F0FBEE45DED3.jpg" xlink:type="simple" xlink:show="embed" xlink:actuate="onLoad" loext:mime-type="image/jpeg">
            <text:p/>
          </draw:image>
        </draw:frame>
        <draw:line draw:style-name="gr2" draw:text-style-name="P2" draw:layer="layout" svg:x1="13.446cm" svg:y1="9.89cm" svg:x2="10.912cm" svg:y2="9.857cm">
          <text:p/>
        </draw:line>
        <draw:frame draw:style-name="gr3" draw:text-style-name="P4" draw:layer="layout" svg:width="1.905cm" svg:height="0.962cm" svg:x="13.319cm" svg:y="9.436cm">
          <draw:text-box>
            <text:p text:style-name="P3"><text:span text:style-name="T1">GPS</text:span></text:p>
          </draw:text-box>
        </draw:frame>
        <draw:line draw:style-name="gr2" draw:text-style-name="P2" draw:layer="layout" svg:x1="18.907cm" svg:y1="13.7cm" svg:x2="18.907cm" svg:y2="12.43cm">
          <text:p/>
        </draw:line>
        <draw:frame draw:style-name="gr4" draw:text-style-name="P4" draw:layer="layout" svg:width="4.445cm" svg:height="1.016cm" svg:x="16.367cm" svg:y="13.954cm">
          <draw:text-box>
            <text:p text:style-name="P3"><text:span text:style-name="T1">TELEMETRY</text:span></text:p>
          </draw:text-box>
        </draw:frame>
        <draw:line draw:style-name="gr2" draw:text-style-name="P2" draw:layer="layout" svg:x1="8.874cm" svg:y1="18.018cm" svg:x2="9.255cm" svg:y2="16.715cm">
          <text:p/>
        </draw:line>
        <draw:frame draw:style-name="gr4" draw:text-style-name="P4" draw:layer="layout" svg:width="4.445cm" svg:height="1.016cm" svg:x="6.461cm" svg:y="18.018cm">
          <draw:text-box>
            <text:p text:style-name="P3"><text:span text:style-name="T1">BATTERY</text:span></text:p>
          </draw:text-box>
        </draw:frame>
        <draw:line draw:style-name="gr2" draw:text-style-name="P2" draw:layer="layout" svg:x1="12.938cm" svg:y1="15.224cm" svg:x2="9.763cm" svg:y2="15.224cm">
          <text:p/>
        </draw:line>
        <draw:frame draw:style-name="gr5" draw:text-style-name="P4" draw:layer="layout" svg:width="5.08cm" svg:height="2.384cm" svg:x="12.938cm" svg:y="14.618cm">
          <draw:text-box>
            <text:p text:style-name="P3"><text:span text:style-name="T1">POWER DISTRIBUTION</text:span></text:p>
          </draw:text-box>
        </draw:frame>
        <draw:line draw:style-name="gr2" draw:text-style-name="P2" draw:layer="layout" svg:x1="12.303cm" svg:y1="13.192cm" svg:x2="10.779cm" svg:y2="13.192cm">
          <text:p/>
        </draw:line>
        <draw:frame draw:style-name="gr4" draw:text-style-name="P4" draw:layer="layout" svg:width="4.445cm" svg:height="1.016cm" svg:x="12.303cm" svg:y="12.811cm">
          <draw:text-box>
            <text:p text:style-name="P3"><text:span text:style-name="T1">PIXHAWK4</text:span></text:p>
          </draw:text-box>
        </draw:frame>
        <draw:line draw:style-name="gr2" draw:text-style-name="P2" draw:layer="layout" svg:x1="5.445cm" svg:y1="13.7cm" svg:x2="7.604cm" svg:y2="13.7cm">
          <text:p/>
        </draw:line>
        <draw:frame draw:style-name="gr4" draw:text-style-name="P4" draw:layer="layout" svg:width="4.445cm" svg:height="1.016cm" svg:x="2.397cm" svg:y="13.192cm">
          <draw:text-box>
            <text:p text:style-name="P3"><text:span text:style-name="T1">CAME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21:54:37.447000000</meta:creation-date>
    <dc:date>2019-06-05T23:55:10.875000000</dc:date>
    <meta:editing-duration>PT1H19M22S</meta:editing-duration>
    <meta:editing-cycles>1</meta:editing-cycles>
    <meta:document-statistic meta:object-count="13"/>
    <meta:generator>LibreOffice/6.1.2.1$Windows_X86_64 LibreOffice_project/65905a128db06ba48db947242809d14d3f9a93fe</meta:generator>
  </office:meta>
</office:document-meta>
</file>